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852cm" svg:y="1.3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19cm" svg:y="1.3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138cm" svg:y="1.3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4.014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076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19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581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19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381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881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943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181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062cm" svg:y="1.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4:57:02.463110002</dc:date>
    <meta:editing-duration>PT9M20S</meta:editing-duration>
    <meta:editing-cycles>3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cm" svg:y="5.764cm" chart:style-name="ch6">
              <text:p>IQ occupancy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style-name="ch9"/>
            <chart:data-point chart:repeated="19"/>
          </chart:series>
          <chart:series chart:style-name="ch10" chart:values-cell-range-address="local-table.$B$4:.$U$4" chart:label-cell-address="local-table.$A$4" chart:class="chart:bar">
            <chart:data-point chart:repeated="20"/>
          </chart:series>
          <chart:series chart:style-name="ch11" chart:values-cell-range-address="local-table.$B$5:.$U$5" chart:label-cell-address="local-table.$A$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74.83125">
                <text:p>74.83125</text:p>
              </table:table-cell>
              <table:table-cell office:value-type="float" office:value="78.01015625">
                <text:p>78.01015625</text:p>
              </table:table-cell>
              <table:table-cell office:value-type="float" office:value="83.890625">
                <text:p>83.890625</text:p>
              </table:table-cell>
              <table:table-cell office:value-type="float" office:value="63.73046875">
                <text:p>63.73046875</text:p>
              </table:table-cell>
              <table:table-cell office:value-type="float" office:value="45.684375">
                <text:p>45.684375</text:p>
              </table:table-cell>
              <table:table-cell office:value-type="float" office:value="57.26328125">
                <text:p>57.26328125</text:p>
              </table:table-cell>
              <table:table-cell office:value-type="float" office:value="79.984375">
                <text:p>79.984375</text:p>
              </table:table-cell>
              <table:table-cell office:value-type="float" office:value="54.075">
                <text:p>54.075</text:p>
              </table:table-cell>
              <table:table-cell office:value-type="float" office:value="99.25">
                <text:p>99.25</text:p>
              </table:table-cell>
              <table:table-cell office:value-type="float" office:value="33.70625">
                <text:p>33.70625</text:p>
              </table:table-cell>
              <table:table-cell office:value-type="float" office:value="25.4609375">
                <text:p>25.4609375</text:p>
              </table:table-cell>
              <table:table-cell office:value-type="float" office:value="75.5375">
                <text:p>75.5375</text:p>
              </table:table-cell>
              <table:table-cell office:value-type="float" office:value="77.490625">
                <text:p>77.490625</text:p>
              </table:table-cell>
              <table:table-cell office:value-type="float" office:value="79.015625">
                <text:p>79.015625</text:p>
              </table:table-cell>
              <table:table-cell office:value-type="float" office:value="45.3875">
                <text:p>45.3875</text:p>
              </table:table-cell>
              <table:table-cell office:value-type="float" office:value="52.73671875">
                <text:p>52.73671875</text:p>
              </table:table-cell>
              <table:table-cell office:value-type="float" office:value="91.4140625">
                <text:p>91.4140625</text:p>
              </table:table-cell>
              <table:table-cell office:value-type="float" office:value="46.2875">
                <text:p>46.2875</text:p>
              </table:table-cell>
              <table:table-cell office:value-type="float" office:value="NaN">
                <text:p>NaN</text:p>
              </table:table-cell>
              <table:table-cell office:value-type="float" office:value="64.653125">
                <text:p>64.653125</text:p>
              </table:table-cell>
            </table:table-row>
            <table:table-row>
              <table:table-cell office:value-type="string">
                <text:p>AGGRESSIVE</text:p>
              </table:table-cell>
              <table:table-cell office:value-type="float" office:value="42.96015625">
                <text:p>42.96015625</text:p>
              </table:table-cell>
              <table:table-cell office:value-type="float" office:value="48.98671875">
                <text:p>48.98671875</text:p>
              </table:table-cell>
              <table:table-cell office:value-type="float" office:value="47.19765625">
                <text:p>47.19765625</text:p>
              </table:table-cell>
              <table:table-cell office:value-type="float" office:value="41.871875">
                <text:p>41.871875</text:p>
              </table:table-cell>
              <table:table-cell office:value-type="float" office:value="29.83671875">
                <text:p>29.83671875</text:p>
              </table:table-cell>
              <table:table-cell office:value-type="float" office:value="32.8109375">
                <text:p>32.8109375</text:p>
              </table:table-cell>
              <table:table-cell office:value-type="float" office:value="46.67421875">
                <text:p>46.67421875</text:p>
              </table:table-cell>
              <table:table-cell office:value-type="float" office:value="39.73046875">
                <text:p>39.73046875</text:p>
              </table:table-cell>
              <table:table-cell office:value-type="float" office:value="33.10546875">
                <text:p>33.10546875</text:p>
              </table:table-cell>
              <table:table-cell office:value-type="float" office:value="29.340625">
                <text:p>29.340625</text:p>
              </table:table-cell>
              <table:table-cell office:value-type="float" office:value="22.90859375">
                <text:p>22.90859375</text:p>
              </table:table-cell>
              <table:table-cell office:value-type="float" office:value="46.39296875">
                <text:p>46.39296875</text:p>
              </table:table-cell>
              <table:table-cell office:value-type="float" office:value="40.53046875">
                <text:p>40.53046875</text:p>
              </table:table-cell>
              <table:table-cell office:value-type="float" office:value="33.31015625">
                <text:p>33.31015625</text:p>
              </table:table-cell>
              <table:table-cell office:value-type="float" office:value="35.67578125">
                <text:p>35.67578125</text:p>
              </table:table-cell>
              <table:table-cell office:value-type="float" office:value="29.52734375">
                <text:p>29.52734375</text:p>
              </table:table-cell>
              <table:table-cell office:value-type="float" office:value="49.775">
                <text:p>49.775</text:p>
              </table:table-cell>
              <table:table-cell office:value-type="float" office:value="38.171875">
                <text:p>38.171875</text:p>
              </table:table-cell>
              <table:table-cell office:value-type="float" office:value="NaN">
                <text:p>NaN</text:p>
              </table:table-cell>
              <table:table-cell office:value-type="float" office:value="38.2670572916667">
                <text:p>38.267057291666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67.346875">
                <text:p>67.346875</text:p>
              </table:table-cell>
              <table:table-cell office:value-type="float" office:value="73.3578125">
                <text:p>73.3578125</text:p>
              </table:table-cell>
              <table:table-cell office:value-type="float" office:value="74.97109375">
                <text:p>74.97109375</text:p>
              </table:table-cell>
              <table:table-cell office:value-type="float" office:value="60.0390625">
                <text:p>60.0390625</text:p>
              </table:table-cell>
              <table:table-cell office:value-type="float" office:value="43.296875">
                <text:p>43.296875</text:p>
              </table:table-cell>
              <table:table-cell office:value-type="float" office:value="53.17109375">
                <text:p>53.17109375</text:p>
              </table:table-cell>
              <table:table-cell office:value-type="float" office:value="69.171875">
                <text:p>69.171875</text:p>
              </table:table-cell>
              <table:table-cell office:value-type="float" office:value="52.09921875">
                <text:p>52.09921875</text:p>
              </table:table-cell>
              <table:table-cell office:value-type="float" office:value="77.16953125">
                <text:p>77.16953125</text:p>
              </table:table-cell>
              <table:table-cell office:value-type="float" office:value="31.1625">
                <text:p>31.1625</text:p>
              </table:table-cell>
              <table:table-cell office:value-type="float" office:value="24.9234375">
                <text:p>24.9234375</text:p>
              </table:table-cell>
              <table:table-cell office:value-type="float" office:value="68.18359375">
                <text:p>68.18359375</text:p>
              </table:table-cell>
              <table:table-cell office:value-type="float" office:value="65.1859375">
                <text:p>65.1859375</text:p>
              </table:table-cell>
              <table:table-cell office:value-type="float" office:value="75.53046875">
                <text:p>75.53046875</text:p>
              </table:table-cell>
              <table:table-cell office:value-type="float" office:value="43.23125">
                <text:p>43.23125</text:p>
              </table:table-cell>
              <table:table-cell office:value-type="float" office:value="42.88359375">
                <text:p>42.88359375</text:p>
              </table:table-cell>
              <table:table-cell office:value-type="float" office:value="85.4140625">
                <text:p>85.4140625</text:p>
              </table:table-cell>
              <table:table-cell office:value-type="float" office:value="43.8890625">
                <text:p>43.8890625</text:p>
              </table:table-cell>
              <table:table-cell office:value-type="float" office:value="NaN">
                <text:p>NaN</text:p>
              </table:table-cell>
              <table:table-cell office:value-type="float" office:value="58.3904079861111">
                <text:p>58.3904079861111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51.66484375">
                <text:p>51.66484375</text:p>
              </table:table-cell>
              <table:table-cell office:value-type="float" office:value="73.31953125">
                <text:p>73.31953125</text:p>
              </table:table-cell>
              <table:table-cell office:value-type="float" office:value="72.984375">
                <text:p>72.984375</text:p>
              </table:table-cell>
              <table:table-cell office:value-type="float" office:value="59.88125">
                <text:p>59.88125</text:p>
              </table:table-cell>
              <table:table-cell office:value-type="float" office:value="42.74375">
                <text:p>42.74375</text:p>
              </table:table-cell>
              <table:table-cell office:value-type="float" office:value="46.621875">
                <text:p>46.621875</text:p>
              </table:table-cell>
              <table:table-cell office:value-type="float" office:value="52.74375">
                <text:p>52.74375</text:p>
              </table:table-cell>
              <table:table-cell office:value-type="float" office:value="51.4453125">
                <text:p>51.4453125</text:p>
              </table:table-cell>
              <table:table-cell office:value-type="float" office:value="77.128125">
                <text:p>77.128125</text:p>
              </table:table-cell>
              <table:table-cell office:value-type="float" office:value="31.1703125">
                <text:p>31.1703125</text:p>
              </table:table-cell>
              <table:table-cell office:value-type="float" office:value="24.90859375">
                <text:p>24.90859375</text:p>
              </table:table-cell>
              <table:table-cell office:value-type="float" office:value="66.66015625">
                <text:p>66.66015625</text:p>
              </table:table-cell>
              <table:table-cell office:value-type="float" office:value="59.02109375">
                <text:p>59.02109375</text:p>
              </table:table-cell>
              <table:table-cell office:value-type="float" office:value="75.47578125">
                <text:p>75.47578125</text:p>
              </table:table-cell>
              <table:table-cell office:value-type="float" office:value="43.19296875">
                <text:p>43.19296875</text:p>
              </table:table-cell>
              <table:table-cell office:value-type="float" office:value="42.74453125">
                <text:p>42.74453125</text:p>
              </table:table-cell>
              <table:table-cell office:value-type="float" office:value="85.4296875">
                <text:p>85.4296875</text:p>
              </table:table-cell>
              <table:table-cell office:value-type="float" office:value="41.26484375">
                <text:p>41.26484375</text:p>
              </table:table-cell>
              <table:table-cell office:value-type="float" office:value="NaN">
                <text:p>NaN</text:p>
              </table:table-cell>
              <table:table-cell office:value-type="float" office:value="55.4667100694444">
                <text:p>55.466710069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